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Courier New'" style:font-family-generic="modern" style:font-pitch="fixe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New'" style:font-family-generic="modern" style:font-pitch="fixed"/>
    </style:style>
    <style:style style:name="P4" style:family="paragraph">
      <style:paragraph-properties fo:margin-top="0cm" fo:margin-bottom="0.127cm"/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paragraph-properties fo:margin-top="0cm" fo:margin-bottom="0.127cm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Reducers Library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What is a reducer?</text:p>
            <text:p>Why bother?</text:p>
            <text:p>How do you use them?</text:p>
            <text:p>How do you make them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reduce?</text:p>
                <text:list>
                  <text:list-item>
                    <text:p>An initial value</text:p>
                  </text:list-item>
                  <text:list-item>
                    <text:p>A function for processing a single element</text:p>
                  </text:list-item>
                  <text:list-item>
                    <text:p>A source of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ansion of a sample reduce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(reduce + 0 [1 2 3])</text:span></text:p>
              </text:list-item>
              <text:list-item>
                <text:p><text:span text:style-name="T1">(+ (+ (+ 0 1) 2) 3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a source of value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rrently, a sequence (usually lazy)</text:p>
                <text:list>
                  <text:list-item>
                    <text:p>Very flexible</text:p>
                  </text:list-item>
                  <text:list-item>
                    <text:p>But expensive: lots of allo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t it doesn't have to be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o needs the intermediate results?</text:p>
              </text:list-item>
              <text:list-item>
                <text:p>We're reducing, so laziness doesn't matter</text:p>
              </text:list-item>
              <text:list-item>
                <text:p>A reducer is a different kind of “sourc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lazy example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p><text:span text:style-name="T1">(reduce * 1</text:span></text:p>
            <text:p><text:span text:style-name="T1"><text:s text:c="2"/></text:span><text:span text:style-name="T1">(filter odd?</text:span></text:p>
            <text:p><text:span text:style-name="T1"><text:s text:c="4"/></text:span><text:span text:style-name="T1">(map inc [1 2 3 4])))</text:span></text:p>
            <text:list text:style-name="L2">
              <text:list-item>
                <text:p><text:span text:style-name="T2">Easy to read, easy to write</text:span></text:p>
              </text:list-item>
              <text:list-item>
                <text:p><text:span text:style-name="T2">Allocates six cons cells you don't n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ing it by hand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p text:style-name="P2"><text:span text:style-name="T1">(reduce (fn [acc x]</text:span></text:p>
            <text:p text:style-name="P2"><text:span text:style-name="T1"><text:s text:c="10"/></text:span><text:span text:style-name="T1">(let [bigger (inc x)]</text:span></text:p>
            <text:p text:style-name="P2"><text:span text:style-name="T1"><text:s text:c="12"/></text:span><text:span text:style-name="T1">(if (odd? bigger)</text:span></text:p>
            <text:p text:style-name="P2"><text:span text:style-name="T1"><text:s text:c="14"/></text:span><text:span text:style-name="T1">(* acc bigger)</text:span></text:p>
            <text:p text:style-name="P2"><text:span text:style-name="T1"><text:s text:c="14"/></text:span><text:span text:style-name="T1">acc)))</text:span></text:p>
            <text:p text:style-name="P2"><text:span text:style-name="T1"><text:s text:c="8"/></text:span><text:span text:style-name="T1">1, [1 2 3 4])</text:span></text:p>
            <text:list text:style-name="L2">
              <text:list-item>
                <text:p text:style-name="P2"><text:span text:style-name="T2">Efficient, but yuck!</text:span></text:p>
              </text:list-item>
              <text:list-item>
                <text:p text:style-name="P2"><text:span text:style-name="T2">Weaves all our logic together into a m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goa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s efficient as the custom ball of mud</text:p>
              </text:list-item>
              <text:list-item>
                <text:p>As readable as the lazy-sequence operations</text:p>
              </text:list-item>
            </text:list>
            <text:p><text:span text:style-name="T1">(reduce * 1</text:span></text:p>
            <text:p><text:span text:style-name="T1"><text:s text:c="2"/></text:span><text:span text:style-name="T1">(r/filter odd?</text:span></text:p>
            <text:p><text:span text:style-name="T1"><text:s text:c="4"/></text:span><text:span text:style-name="T1">(r/map inc [1 2 3 4]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urces and transform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“source” creates a reducer out of something else, such as a number.</text:p>
              </text:list-item>
              <text:list-item>
                <text:p>A “transformer” creates a new reducer from a base reducer.</text:p>
              </text:list-item>
              <text:list-item>
                <text:p>Both generally parallel some lazy-sequence function from clojure.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diversion: Reduc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w type in 1.5 to indicate early termination</text:p>
              </text:list-item>
              <text:list-item>
                <text:p>(reduced? x)</text:p>
                <text:list>
                  <text:list-item>
                    <text:p>Does x represent an early-termination?</text:p>
                  </text:list-item>
                </text:list>
              </text:list-item>
              <text:list-item>
                <text:p>(reduced 10)</text:p>
                <text:list>
                  <text:list-item>
                    <text:p>The value is 10, so please stop reducing</text:p>
                  </text:list-item>
                </text:list>
              </text:list-item>
              <text:list-item>
                <text:p>@x</text:p>
                <text:list>
                  <text:list-item>
                    <text:p>What is the value of the early termination x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eat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3">(defn repeat</text:span></text:p>
            <text:p text:style-name="P4"><text:span text:style-name="T3"><text:s text:c="2"/></text:span><text:span text:style-name="T3">([x] (repeat Double/POSITIVE_INFINITY x))</text:span></text:p>
            <text:p text:style-name="P4"><text:span text:style-name="T3"><text:s text:c="2"/></text:span><text:span text:style-name="T3">([count x]</text:span></text:p>
            <text:p text:style-name="P4"><text:span text:style-name="T3"><text:s text:c="4"/></text:span><text:span text:style-name="T3">(reify CollReduce</text:span></text:p>
            <text:p text:style-name="P4"><text:span text:style-name="T3"><text:s text:c="6"/></text:span><text:span text:style-name="T3">(coll-reduce [this f] (coll-reduce this f (f)))</text:span></text:p>
            <text:p text:style-name="P4"><text:span text:style-name="T3"><text:s text:c="6"/></text:span><text:span text:style-name="T3">(coll-reduce [this f init]</text:span></text:p>
            <text:p text:style-name="P4"><text:span text:style-name="T3"><text:s text:c="8"/></text:span><text:span text:style-name="T3">(loop [acc init, remaining count]</text:span></text:p>
            <text:p text:style-name="P4"><text:span text:style-name="T3"><text:s text:c="10"/></text:span><text:span text:style-name="T3">(cond (reduced? acc) @acc</text:span></text:p>
            <text:p text:style-name="P4"><text:span text:style-name="T3"><text:s text:c="16"/></text:span><text:span text:style-name="T3">(zero? remaining) acc</text:span></text:p>
            <text:p text:style-name="P4"><text:span text:style-name="T3"><text:s text:c="16"/></text:span><text:span text:style-name="T3">:else (recur (f acc x) (dec remaining)))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basic structu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turn a reify/deftype implementing CollReduce</text:p>
              </text:list-item>
              <text:list-item>
                <text:p>Implement the loop/recur of reduce</text:p>
              </text:list-item>
              <text:list-item>
                <text:p>Make sure to check with (reduced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former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be done the same way</text:p>
              </text:list-item>
              <text:list-item>
                <text:p>Some shortcuts are provided</text:p>
              </text:list-item>
            </text:list>
            <text:p text:style-name="P5"><text:span text:style-name="T4">(defn take [n coll]</text:span></text:p>
            <text:p text:style-name="P5"><text:span text:style-name="T4"><text:s text:c="2"/></text:span><text:span text:style-name="T4">(reducer coll</text:span></text:p>
            <text:p text:style-name="P5"><text:span text:style-name="T4"><text:s text:c="3"/></text:span><text:span text:style-name="T4">(fn [f1]</text:span></text:p>
            <text:p text:style-name="P5"><text:span text:style-name="T4"><text:s text:c="5"/></text:span><text:span text:style-name="T4">(let [cnt (atom n)]</text:span></text:p>
            <text:p text:style-name="P5"><text:span text:style-name="T4"><text:s text:c="7"/></text:span><text:span text:style-name="T4">(fn [f1 k]</text:span></text:p>
            <text:p text:style-name="P5"><text:span text:style-name="T4"><text:s text:c="9"/></text:span><text:span text:style-name="T4">([ret k v]</text:span></text:p>
            <text:p text:style-name="P5"><text:span text:style-name="T4"><text:s text:c="12"/></text:span><text:span text:style-name="T4">(if (neg? (swap! cnt dec))</text:span></text:p>
            <text:p text:style-name="P5"><text:span text:style-name="T4"><text:s text:c="14"/></text:span><text:span text:style-name="T4">(reduced ret)</text:span></text:p>
            <text:p text:style-name="P5"><text:span text:style-name="T4"><text:s text:c="14"/></text:span><text:span text:style-name="T4">(f1 ret k v)))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 in longhand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3">(defn take [n coll]</text:span></text:p>
            <text:p text:style-name="P4"><text:span text:style-name="T3"><text:s text:c="2"/></text:span><text:span text:style-name="T3">(reify CollReduce</text:span></text:p>
            <text:p text:style-name="P4"><text:span text:style-name="T3"><text:s text:c="4"/></text:span><text:span text:style-name="T3">(coll-reduce [this f] (coll-reduce this f (f)))</text:span></text:p>
            <text:p text:style-name="P4"><text:span text:style-name="T3"><text:s text:c="4"/></text:span><text:span text:style-name="T3">(coll-reduce [this f init]</text:span></text:p>
            <text:p text:style-name="P4"><text:span text:style-name="T3"><text:s text:c="6"/></text:span><text:span text:style-name="T3">(let [remaining (atom n)]</text:span></text:p>
            <text:p text:style-name="P4"><text:span text:style-name="T3"><text:s text:c="8"/></text:span><text:span text:style-name="T3">(coll-reduce coll</text:span></text:p>
            <text:p text:style-name="P4"><text:span text:style-name="T3"><text:s text:c="10"/></text:span><text:span text:style-name="T3">(fn [acc x]</text:span></text:p>
            <text:p text:style-name="P4"><text:span text:style-name="T3"><text:s text:c="12"/></text:span><text:span text:style-name="T3">(if (neg? (swap! remaining dec))</text:span></text:p>
            <text:p text:style-name="P4"><text:span text:style-name="T3"><text:s text:c="14"/></text:span><text:span text:style-name="T3">(reduced acc)</text:span></text:p>
            <text:p text:style-name="P4"><text:span text:style-name="T3"><text:s text:c="14"/></text:span><text:span text:style-name="T3">(f acc x)))</text:span></text:p>
            <text:p text:style-name="P4"><text:span text:style-name="T3"><text:s text:c="10"/></text:span><text:span text:style-name="T3">init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id we gai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ame interface as clojure.core/take</text:p>
              </text:list-item>
              <text:list-item>
                <text:p>Doesn't allocate any extra cons cells</text:p>
              </text:list-item>
              <text:list-item>
                <text:p>But we have to reduce to see the el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4T14:56:45.12</meta:creation-date>
    <meta:editing-duration>PT18M53S</meta:editing-duration>
    <meta:editing-cycles>10</meta:editing-cycles>
    <dc:date>2012-07-04T18:22:31.50</dc:date>
    <meta:generator>OpenOffice.org/3.4$Win32 OpenOffice.org_project/340m1$Build-9590</meta:generator>
    <meta:document-statistic meta:object-count="81"/>
  </office:meta>
</office:document-meta>
</file>